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line-through-style="solid" style:text-line-through-type="single" officeooo:paragraph-rsid="000d5822"/>
    </style:style>
    <style:style style:name="P2" style:family="paragraph" style:parent-style-name="Standard">
      <style:text-properties style:text-line-through-style="solid" style:text-line-through-type="single" officeooo:rsid="00198e3b" officeooo:paragraph-rsid="0016f478"/>
    </style:style>
    <style:style style:name="P3" style:family="paragraph" style:parent-style-name="Standard">
      <style:text-properties style:text-line-through-style="solid" style:text-line-through-type="single" officeooo:rsid="00198e3b" officeooo:paragraph-rsid="0029d1a3"/>
    </style:style>
    <style:style style:name="P4" style:family="paragraph" style:parent-style-name="Standard">
      <style:text-properties style:text-line-through-style="solid" style:text-line-through-type="single" officeooo:rsid="000d0838" officeooo:paragraph-rsid="00228afe"/>
    </style:style>
    <style:style style:name="P5" style:family="paragraph" style:parent-style-name="Standard">
      <style:text-properties style:text-line-through-style="none" style:text-line-through-type="none" fo:font-weight="bold" officeooo:rsid="0029d1a3" officeooo:paragraph-rsid="0029d1a3" style:font-weight-asian="bold" style:font-weight-complex="bold"/>
    </style:style>
    <style:style style:name="P6" style:family="paragraph" style:parent-style-name="Standard">
      <style:text-properties officeooo:rsid="0029d1a3" officeooo:paragraph-rsid="0029d1a3"/>
    </style:style>
    <style:style style:name="P7" style:family="paragraph" style:parent-style-name="Standard">
      <style:text-properties officeooo:rsid="0016f478" officeooo:paragraph-rsid="0016f478"/>
    </style:style>
    <style:style style:name="P8" style:family="paragraph" style:parent-style-name="Standard">
      <style:text-properties officeooo:rsid="0016f478" officeooo:paragraph-rsid="0029d1a3"/>
    </style:style>
    <style:style style:name="P9" style:family="paragraph" style:parent-style-name="Standard">
      <style:text-properties officeooo:rsid="0024dfae" officeooo:paragraph-rsid="0024dfae"/>
    </style:style>
    <style:style style:name="P10" style:family="paragraph" style:parent-style-name="Standard">
      <style:text-properties officeooo:rsid="0024dfae" officeooo:paragraph-rsid="0029d1a3"/>
    </style:style>
    <style:style style:name="P11" style:family="paragraph" style:parent-style-name="Standard">
      <style:text-properties officeooo:rsid="0024dfae" officeooo:paragraph-rsid="0016f478"/>
    </style:style>
    <style:style style:name="P12" style:family="paragraph" style:parent-style-name="Standard">
      <style:text-properties officeooo:rsid="002c6cb0" officeooo:paragraph-rsid="002c6cb0"/>
    </style:style>
    <style:style style:name="P13" style:family="paragraph" style:parent-style-name="Standard">
      <style:text-properties fo:font-weight="bold" officeooo:paragraph-rsid="00317864" style:font-weight-asian="bold" style:font-weight-complex="bold"/>
    </style:style>
    <style:style style:name="P14" style:family="paragraph" style:parent-style-name="Standard">
      <style:text-properties officeooo:rsid="000eee0d" officeooo:paragraph-rsid="00228afe"/>
    </style:style>
    <style:style style:name="P15" style:family="paragraph" style:parent-style-name="Standard">
      <style:text-properties officeooo:rsid="001873c9" officeooo:paragraph-rsid="001873c9"/>
    </style:style>
    <style:style style:name="P16" style:family="paragraph" style:parent-style-name="Standard">
      <style:text-properties officeooo:paragraph-rsid="002c7d5b"/>
    </style:style>
    <style:style style:name="P17" style:family="paragraph" style:parent-style-name="Standard">
      <style:text-properties officeooo:paragraph-rsid="0030da1e"/>
    </style:style>
    <style:style style:name="P18" style:family="paragraph" style:parent-style-name="Standard">
      <style:text-properties fo:font-weight="bold" officeooo:rsid="00426e07" officeooo:paragraph-rsid="00426e07" style:font-weight-asian="bold" style:font-weight-complex="bold"/>
    </style:style>
    <style:style style:name="P19" style:family="paragraph" style:parent-style-name="Standard">
      <style:text-properties fo:font-weight="normal" officeooo:paragraph-rsid="0030da1e" style:font-weight-asian="normal" style:font-weight-complex="normal"/>
    </style:style>
    <style:style style:name="P20" style:family="paragraph" style:parent-style-name="Standard">
      <style:text-properties fo:font-weight="normal" officeooo:paragraph-rsid="003ca3bf" style:font-weight-asian="normal" style:font-weight-complex="normal"/>
    </style:style>
    <style:style style:name="P21" style:family="paragraph" style:parent-style-name="Standard">
      <style:text-properties fo:font-weight="normal" officeooo:rsid="0035a512" officeooo:paragraph-rsid="003ca3bf" style:font-weight-asian="normal" style:font-weight-complex="normal"/>
    </style:style>
    <style:style style:name="P22" style:family="paragraph" style:parent-style-name="Standard">
      <style:text-properties fo:font-weight="normal" officeooo:rsid="00317864" officeooo:paragraph-rsid="00317864" style:font-weight-asian="normal" style:font-weight-complex="normal"/>
    </style:style>
    <style:style style:name="P23" style:family="paragraph" style:parent-style-name="Standard">
      <style:text-properties fo:font-weight="normal" officeooo:paragraph-rsid="00317864" style:font-weight-asian="normal" style:font-weight-complex="normal"/>
    </style:style>
    <style:style style:name="P24" style:family="paragraph" style:parent-style-name="Standard">
      <style:text-properties style:text-line-through-style="solid" style:text-line-through-type="single" officeooo:rsid="00198e3b" officeooo:paragraph-rsid="0029d1a3"/>
    </style:style>
    <style:style style:name="P25" style:family="paragraph" style:parent-style-name="Standard">
      <style:text-properties style:text-line-through-style="solid" style:text-line-through-type="single" officeooo:rsid="00426e07" officeooo:paragraph-rsid="00426e07"/>
    </style:style>
    <style:style style:name="T1" style:family="text">
      <style:text-properties officeooo:rsid="000fef9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659b8" style:font-weight-asian="bold" style:font-weight-complex="bold"/>
    </style:style>
    <style:style style:name="T4" style:family="text">
      <style:text-properties fo:font-weight="bold" officeooo:rsid="0027f849" style:font-weight-asian="bold" style:font-weight-complex="bold"/>
    </style:style>
    <style:style style:name="T5" style:family="text">
      <style:text-properties fo:font-weight="bold" officeooo:rsid="00426e07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officeooo:rsid="00224168"/>
    </style:style>
    <style:style style:name="T8" style:family="text">
      <style:text-properties officeooo:rsid="00228afe"/>
    </style:style>
    <style:style style:name="T9" style:family="text">
      <style:text-properties officeooo:rsid="002659b8"/>
    </style:style>
    <style:style style:name="T10" style:family="text">
      <style:text-properties officeooo:rsid="002b9c0d"/>
    </style:style>
    <style:style style:name="T11" style:family="text">
      <style:text-properties officeooo:rsid="002c7d5b"/>
    </style:style>
    <style:style style:name="T12" style:family="text">
      <style:text-properties officeooo:rsid="002ca41b"/>
    </style:style>
    <style:style style:name="T13" style:family="text">
      <style:text-properties style:text-line-through-style="solid" style:text-line-through-type="single"/>
    </style:style>
    <style:style style:name="T14" style:family="text">
      <style:text-properties style:text-line-through-style="solid" style:text-line-through-type="single" officeooo:rsid="002c7d5b"/>
    </style:style>
    <style:style style:name="T15" style:family="text">
      <style:text-properties style:text-line-through-style="solid" style:text-line-through-type="single" officeooo:rsid="00321fee"/>
    </style:style>
    <style:style style:name="T16" style:family="text">
      <style:text-properties officeooo:rsid="00317864"/>
    </style:style>
    <style:style style:name="T17" style:family="text">
      <style:text-properties officeooo:rsid="00321fee"/>
    </style:style>
    <style:style style:name="T18" style:family="text">
      <style:text-properties officeooo:rsid="0035a512"/>
    </style:style>
    <style:style style:name="T19" style:family="text">
      <style:text-properties fo:font-style="italic" officeooo:rsid="0035a512" style:font-style-asian="italic" style:font-style-complex="italic"/>
    </style:style>
    <style:style style:name="T20" style:family="text">
      <style:text-properties officeooo:rsid="0042b0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[TODO]</text:p>
      <text:p text:style-name="P1">- <text:span text:style-name="T8">model.set_target_class: label libsamples as 0/1 according to chosen target i.e. create class array</text:span></text:p>
      <text:p text:style-name="P1">- <text:span text:style-name="T8">model.target_sample: return a positive example</text:span></text:p>
      <text:p text:style-name="P8"/>
      <text:p text:style-name="P3">Activity data logging:</text:p>
      <text:p text:style-name="P3">- examples uploaded</text:p>
      <text:p text:style-name="P3">- at each search: proposals &amp; class labels</text:p>
      <text:p text:style-name="P3">- user feedback: rejections, acceptances, undos,</text:p>
      <text:p text:style-name="P3"/>
      <text:p text:style-name="P3"/>
      <text:p text:style-name="P25"/>
      <text:p text:style-name="P18">* END-TO-END DELIVERABLE *</text:p>
      <text:p text:style-name="P18"><text:tab/>- experiment design: final</text:p>
      <text:p text:style-name="P18"><text:tab/>- draft</text:p>
      <text:p text:style-name="P18"><text:tab/>- video</text:p>
      <text:p text:style-name="P18"><text:tab/>- background research</text:p>
      <text:p text:style-name="P18"/>
      <text:p text:style-name="P18">- <text:span text:style-name="T20">WHAT TO DO WHEN THE MODEL APPEARS TO BE NOT DOING WELL? → more frequent but small feedback</text:span></text:p>
      <text:p text:style-name="P19">- <text:span text:style-name="T11">make sure it works (which model params to fix? Tunig etc.)</text:span></text:p>
      <text:p text:style-name="P20">→<text:span text:style-name="T18"> can get stuck i.e. keep getting low scores... <text:s/>→ what do I want to show? Model learns through interaction. How to show “learning” i.e. improved accuracy after interaction? What's the </text:span><text:span text:style-name="T19">metric</text:span><text:span text:style-name="T18">?</text:span></text:p>
      <text:p text:style-name="P21">→ performance curve, <text:s/></text:p>
      <text:p text:style-name="P22">- expose parameters (quick &amp; dirty): distance weighting, metric, K,<text:span text:style-name="T2"> </text:span><text:span text:style-name="T5">feature weighting</text:span></text:p>
      <text:p text:style-name="P23">- <text:span text:style-name="T16">expose uncertain samples</text:span></text:p>
      <text:p text:style-name="P13"/>
      <text:p text:style-name="P17"><text:span text:style-name="T13">- </text:span><text:span text:style-name="T15">ui: disable classifier when one-sided,</text:span><text:span text:style-name="T17"> </text:span></text:p>
      <text:p text:style-name="P17">- <text:span text:style-name="T11">exp facilities: </text:span><text:span text:style-name="T14">start new task, choose target class, get exmaple, sample counts,</text:span><text:span text:style-name="T11"> label all, </text:span><text:span text:style-name="T14">notify when done, submit (==restart)</text:span></text:p>
      <text:p text:style-name="Standard"/>
      <text:p text:style-name="Standard">- <text:span text:style-name="T12">survey/briefing </text:span></text:p>
      <text:p text:style-name="Standard">- <text:span text:style-name="T10">show confidence (sample and model) </text:span></text:p>
      <text:p text:style-name="P12">- show uncertain examples</text:p>
      <text:p text:style-name="Standard"/>
      <text:p text:style-name="P16"/>
      <text:p text:style-name="P16">- <text:span text:style-name="T7">gui: absolute sizing</text:span></text:p>
      <text:p text:style-name="P16">- <text:span text:style-name="T1">sounddevice bug</text:span></text:p>
      <text:p text:style-name="Standard"/>
      <text:p text:style-name="Standard"/>
      <text:p text:style-name="P6">[decisions]</text:p>
      <text:p text:style-name="Standard">- <text:span text:style-name="T9">when there are only positive samples: no consistently-defined “confidence” so to speak; just use absolute distance to get started, never bother when negative samples start to come in;</text:span></text:p>
      <text:p text:style-name="Standard">- “<text:span text:style-name="T9">mean dist ratio” =~= dist-weighted knn where k=N ? not really... but interesting question;</text:span><text:span text:style-name="T3"> discard mean_dist_ratio, </text:span><text:span text:style-name="T4">use mean_dist only when no negative</text:span></text:p>
      <text:p text:style-name="P10"/>
      <text:p text:style-name="P10">- min mean dist == nearest centroid</text:p>
      <text:p text:style-name="P12">- negative guesses are useless</text:p>
      <text:p text:style-name="P12">- need to control model parameters? Only if guided i.e. BUT even so, confusing to use</text:p>
      <text:p text:style-name="P12"/>
      <text:p text:style-name="P7"><text:soft-page-break/>forms of interaction:</text:p>
      <text:p text:style-name="P7">1). example feedback</text:p>
      <text:p text:style-name="P7">2). change alg and alg parameter (K, , )</text:p>
      <text:p text:style-name="P7"/>
      <text:p text:style-name="P7"/>
      <text:p text:style-name="P2"/>
      <text:p text:style-name="P4"/>
      <text:p text:style-name="P14"/>
      <text:p text:style-name="P7"/>
      <text:p text:style-name="P7"/>
      <text:p text:style-name="P7"/>
      <text:p text:style-name="P15">Demonstration cases</text:p>
      <text:p text:style-name="P15">singlesounds: query=1 (phone), allow alert at 2<text:span text:style-name="T6">nd</text:span> round, all correct 3<text:span text:style-name="T6">rd</text:span> round (mean dist)</text:p>
      <text:p text:style-name="P15"/>
      <text:p text:style-name="P15"/>
      <text:p text:style-name="P1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0T19:23:27.087994452</meta:creation-date>
    <meta:editing-duration>P1DT5H8M43S</meta:editing-duration>
    <meta:editing-cycles>11</meta:editing-cycles>
    <meta:generator>LibreOffice/4.2.8.2$Linux_X86_64 LibreOffice_project/420m0$Build-2</meta:generator>
    <dc:date>2016-01-20T22:44:45.785973207</dc:date>
    <meta:document-statistic meta:table-count="0" meta:image-count="0" meta:object-count="0" meta:page-count="2" meta:paragraph-count="36" meta:word-count="295" meta:character-count="1833" meta:non-whitespace-character-count="1564"/>
  </office:meta>
</office:document-meta>
</file>